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2" svg:x1="0.915cm" svg:y1="50.5cm" svg:x2="6.018cm" svg:y2="45.904cm">
            <text:p text:style-name="P1"><text:s/></text:p>
          </draw:line>
          <draw:frame draw:z-index="1" draw:style-name="gr2" draw:text-style-name="P3" svg:width="1.79cm" svg:height="0.877cm" draw:transform="rotate (0.737401608967604) translate (6.311cm 45.431cm)">
            <draw:text-box>
              <text:p><text:span text:style-name="T1">Z -- AXIS</text:span></text:p>
            </draw:text-box>
          </draw:frame>
          <draw:line draw:z-index="2" draw:style-name="gr1" draw:text-style-name="P2" svg:x1="9.9cm" svg:y1="50.6cm" svg:x2="15.003cm" svg:y2="46.004cm">
            <text:p text:style-name="P1"><text:s/></text:p>
          </draw:line>
          <draw:frame draw:z-index="3" draw:style-name="gr2" draw:text-style-name="P3" svg:width="1.79cm" svg:height="0.877cm" draw:transform="rotate (0.737401608967604) translate (15.374cm 45.413cm)">
            <draw:text-box>
              <text:p><text:span text:style-name="T1">Z -- AXIS</text:span></text:p>
            </draw:text-box>
          </draw:frame>
        </table:shapes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COORDINATE SYSTEM to identify positions</text:p>
          </table:table-cell>
          <table:table-cell table:number-columns-repeated="17"/>
          <table:table-cell table:style-name="ce1" office:value-type="string" calcext:value-type="string">
            <text:p>COORDINATE SYSTEM to identify position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in the X, Y, and Z-axes</text:p>
          </table:table-cell>
          <table:table-cell table:number-columns-repeated="17"/>
          <table:table-cell table:style-name="ce1" office:value-type="string" calcext:value-type="string">
            <text:p>in the X, Y, and Z-axes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company: USBONG SOCIAL</text:p>
          </table:table-cell>
          <table:table-cell table:number-columns-repeated="17"/>
          <table:table-cell table:style-name="ce2" office:value-type="string" calcext:value-type="string">
            <text:p>@company: USBONG SOCIAL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<text:s/>SYSTEMS, INC. (USBONG)</text:p>
          </table:table-cell>
          <table:table-cell table:number-columns-repeated="17"/>
          <table:table-cell table:style-name="ce2" office:value-type="string" calcext:value-type="string">
            <text:p><text:s/>SYSTEMS, INC. (USBONG)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17"/>
          <table:table-cell table:style-name="ce2" office:value-type="string" calcext:value-type="string">
            <text:p>@author: SYSON, MICHAEL B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date created: 20201114</text:p>
          </table:table-cell>
          <table:table-cell table:number-columns-repeated="17"/>
          <table:table-cell table:style-name="ce2" office:value-type="string" calcext:value-type="string">
            <text:p>@date created: 20201114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last updated: 20210208</text:p>
          </table:table-cell>
          <table:table-cell table:number-columns-repeated="17"/>
          <table:table-cell table:style-name="ce2" office:value-type="string" calcext:value-type="string">
            <text:p>@last updated: 20210208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NOTES: </text:p>
          </table:table-cell>
          <table:table-cell table:number-columns-repeated="3"/>
          <table:table-cell office:value-type="string" calcext:value-type="string">
            <text:p>COORDINATE SYSTEM = MAPA</text:p>
          </table:table-cell>
          <table:table-cell table:number-columns-repeated="13"/>
          <table:table-cell table:style-name="ce2" office:value-type="string" calcext:value-type="string">
            <text:p>NOTES: </text:p>
          </table:table-cell>
          <table:table-cell table:number-columns-repeated="3"/>
          <table:table-cell office:value-type="string" calcext:value-type="string">
            <text:p>COORDINATE SYSTEM = MAPA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25" office:value-type="string" calcext:value-type="string">
            <text:p>POINT = DAUNGAN NG BARKO</text:p>
          </table:table-cell>
          <table:table-cell table:number-columns-repeated="17"/>
          <table:table-cell table:style-name="ce25" office:value-type="string" calcext:value-type="string">
            <text:p>POINT = DAUNGAN NG BARKO</text:p>
          </table:table-cell>
          <table:table-cell table:number-columns-repeated="2"/>
          <table:table-cell table:style-name="ce25"/>
          <table:table-cell table:number-columns-repeated="10"/>
        </table:table-row>
        <table:table-row table:style-name="ro1">
          <table:table-cell table:style-name="ce3" office:value-type="string" calcext:value-type="string">
            <text:p>COORDINATE SYSTEM SKILL LEVEL 1:</text:p>
          </table:table-cell>
          <table:table-cell table:number-columns-repeated="17"/>
          <table:table-cell table:style-name="ce3" office:value-type="string" calcext:value-type="string">
            <text:p>COORDINATE SYSTEM SKILL LEVEL 1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X=0.10 //POSITION X OF POINT</text:p>
          </table:table-cell>
          <table:table-cell table:number-columns-repeated="17"/>
          <table:table-cell table:style-name="ce9" office:value-type="string" calcext:value-type="string">
            <text:p>X=0.10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0.10 //POSITION Y OF POINT</text:p>
          </table:table-cell>
          <table:table-cell table:number-columns-repeated="17"/>
          <table:table-cell table:style-name="ce9" office:value-type="string" calcext:value-type="string">
            <text:p>Y=0.10 //POSITION Y OF POINT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10"/>
          <table:table-cell/>
          <table:table-cell office:value-type="string" calcext:value-type="string">
            <text:p><text:s text:c="2"/></text:p>
          </table:table-cell>
          <table:table-cell table:number-columns-repeated="6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-STEPX //POSITION X OF POINT</text:p>
          </table:table-cell>
          <table:table-cell table:number-columns-repeated="17"/>
          <table:table-cell table:style-name="ce9" office:value-type="string" calcext:value-type="string">
            <text:p>X=STARTX-STEP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+STEPY //POSITION Y OF POINT</text:p>
          </table:table-cell>
          <table:table-cell table:number-columns-repeated="17"/>
          <table:table-cell table:style-name="ce9" office:value-type="string" calcext:value-type="string">
            <text:p>Y=STARTY+STEP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1/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/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5"/>
          <table:table-cell table:style-name="ce11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5"/>
          <table:table-cell table:style-name="ce3"/>
          <table:table-cell/>
        </table:table-row>
        <table:table-row table:style-name="ro1">
          <table:table-cell table:style-name="ce9" office:value-type="string" calcext:value-type="string">
            <text:p>STARTX=0.00 //START POSITION X OF POINT</text:p>
          </table:table-cell>
          <table:table-cell table:number-columns-repeated="17"/>
          <table:table-cell table:style-name="ce9" office:value-type="string" calcext:value-type="string">
            <text:p>STARTX=0.00 //START 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Y=0.00 //START POSITION Y OF POINT</text:p>
          </table:table-cell>
          <table:table-cell table:number-columns-repeated="17"/>
          <table:table-cell table:style-name="ce9" office:value-type="string" calcext:value-type="string">
            <text:p>STARTY=0.00 //START 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Z=0.00 //START POSITION Z OF POINT</text:p>
          </table:table-cell>
          <table:table-cell table:number-columns-repeated="17"/>
          <table:table-cell table:style-name="ce9" office:value-type="string" calcext:value-type="string">
            <text:p>STARTZ=0.00 //START 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Z=0.10 //MOVE POSITION Z BY STEP COUNT</text:p>
          </table:table-cell>
          <table:table-cell table:number-columns-repeated="17"/>
          <table:table-cell table:style-name="ce9" office:value-type="string" calcext:value-type="string">
            <text:p>STEPZ=0.10 //MOVE POSITION Z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 //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Z=STARTZ-STEPZ //POSITION Z OF POINT</text:p>
          </table:table-cell>
          <table:table-cell table:number-columns-repeated="17"/>
          <table:table-cell table:style-name="ce9" office:value-type="string" calcext:value-type="string">
            <text:p>Z=STARTZ-STEPZ //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18"/>
          <table:table-cell table:style-name="ce19"/>
          <table:table-cell table:style-name="ce14" table:number-columns-repeated="15"/>
          <table:table-cell table:style-name="ce1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-00-0000</text:date>, <text:time style:data-style-name="N2" text:time-value="09:08:07.626089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1-02-08T09:13:44.627099520</dc:date>
    <meta:editing-duration>PT4H12M41S</meta:editing-duration>
    <meta:editing-cycles>80</meta:editing-cycles>
    <meta:generator>LibreOffice/6.4.6.2$Linux_X86_64 LibreOffice_project/40$Build-2</meta:generator>
    <meta:document-statistic meta:table-count="1" meta:cell-count="227" meta:object-count="4"/>
  </office:meta>
</office:document-meta>
</file>